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d6a57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f4f3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4"><text:placeholder text:placeholder-type="text">&lt;if test="o.partner_id.parent_id"&gt;</text:placeholder></text:p>
            <text:p text:style-name="P64"><text:placeholder text:placeholder-type="text">&lt;o.partner_id.parent_id.name&gt;</text:placeholder></text:p>
            <text:p text:style-name="P63"><text:placeholder text:placeholder-type="text">&lt;o.partner_id.parent_id.street&gt;</text:placeholder><text:placeholder text:placeholder-type="text">&lt;/if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5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38:13.736000000</dc:date>
    <meta:editing-duration>P1DT9H39M15S</meta:editing-duration>
    <meta:editing-cycles>217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9" meta:word-count="360" meta:character-count="3348" meta:non-whitespace-character-count="3072"/>
  </office:meta>
</office:document-meta>
</file>